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fo:min-height="4.465cm"/>
    </style:style>
    <style:style style:name="gr3" style:family="graphic" style:parent-style-name="Code">
      <style:graphic-properties fo:min-height="5.95cm"/>
    </style:style>
    <style:style style:name="gr4" style:family="graphic" style:parent-style-name="Code_20_HEading">
      <style:graphic-properties fo:min-height="0.712cm"/>
    </style:style>
    <style:style style:name="gr5" style:family="graphic" style:parent-style-name="Code">
      <style:graphic-properties fo:min-height="2.75cm"/>
    </style:style>
    <style:style style:name="gr6" style:family="graphic" style:parent-style-name="Code">
      <style:graphic-properties fo:min-height="7.137cm"/>
    </style:style>
    <style:style style:name="gr7" style:family="graphic" style:parent-style-name="Code">
      <style:graphic-properties fo:min-height="7.35cm"/>
    </style:style>
    <style:style style:name="gr8" style:family="graphic" style:parent-style-name="Code">
      <style:graphic-properties fo:min-height="0.993cm"/>
    </style:style>
    <style:style style:name="gr9" style:family="graphic" style:parent-style-name="Code">
      <style:graphic-properties fo:min-height="8.121cm"/>
    </style:style>
    <style:style style:name="gr10" style:family="graphic" style:parent-style-name="Code">
      <style:graphic-properties fo:min-height="4.15cm"/>
    </style:style>
    <style:style style:name="gr11" style:family="graphic" style:parent-style-name="Code">
      <style:graphic-properties fo:min-height="6.145cm"/>
    </style:style>
    <style:style style:name="gr12" style:family="graphic" style:parent-style-name="Code">
      <style:graphic-properties fo:min-height="2.046cm"/>
    </style:style>
    <style:style style:name="gr13" style:family="graphic" style:parent-style-name="Code">
      <style:graphic-properties fo:min-height="7.937cm"/>
    </style:style>
    <style:style style:name="gr14" style:family="graphic" style:parent-style-name="Code">
      <style:graphic-properties fo:min-height="1.15cm"/>
    </style:style>
    <style:style style:name="gr15" style:family="graphic" style:parent-style-name="Code">
      <style:graphic-properties fo:min-height="2.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Code">
      <style:graphic-properties fo:min-height="13.997cm"/>
    </style:style>
    <style:style style:name="gr18" style:family="graphic" style:parent-style-name="Code">
      <style:graphic-properties fo:min-height="6.449cm"/>
    </style:style>
    <style:style style:name="gr19" style:family="graphic" style:parent-style-name="Code">
      <style:graphic-properties fo:min-height="2.665cm"/>
    </style:style>
    <style:style style:name="gr20" style:family="graphic" style:parent-style-name="standard">
      <style:graphic-properties draw:stroke="none" draw:fill="none" fo:min-height="4.979cm"/>
    </style:style>
    <style:style style:name="gr21" style:family="graphic" style:parent-style-name="Code">
      <style:graphic-properties fo:min-height="3.75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draw:fill="none" fo:min-height="3.816cm"/>
    </style:style>
    <style:style style:name="gr24" style:family="graphic" style:parent-style-name="Code">
      <style:graphic-properties fo:min-height="1.013cm"/>
    </style:style>
    <style:style style:name="gr25" style:family="graphic" style:parent-style-name="Code">
      <style:graphic-properties fo:min-height="5.55cm"/>
    </style:style>
    <style:style style:name="gr26" style:family="graphic" style:parent-style-name="Code">
      <style:graphic-properties fo:min-height="10.497cm"/>
    </style:style>
    <style:style style:name="gr27" style:family="graphic" style:parent-style-name="Code">
      <style:graphic-properties fo:min-height="7.729cm"/>
    </style:style>
    <style:style style:name="gr28" style:family="graphic" style:parent-style-name="Code">
      <style:graphic-properties fo:min-height="7.75cm"/>
    </style:style>
    <style:style style:name="gr29" style:family="graphic" style:parent-style-name="Code">
      <style:graphic-properties fo:min-height="8.929cm"/>
    </style:style>
    <style:style style:name="gr30" style:family="graphic" style:parent-style-name="Code">
      <style:graphic-properties fo:min-height="12.593cm"/>
    </style:style>
    <style:style style:name="gr31" style:family="graphic" style:parent-style-name="Code">
      <style:graphic-properties fo:min-height="10.41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9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5032"/>
    </style:style>
    <style:style style:name="T2" style:family="text">
      <style:text-properties fo:color="#000000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2a00ff"/>
    </style:style>
    <style:style style:name="T5" style:family="text">
      <style:text-properties fo:color="#0000c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3f7f5f"/>
    </style:style>
    <style:style style:name="T8" style:family="text">
      <style:text-properties fo:color="#642880" fo:font-weight="bold" style:font-weight-asian="bold" style:font-weight-complex="bold"/>
    </style:style>
    <style:style style:name="T9" style:family="text">
      <style:text-properties fo:color="#212121" style:text-underline-style="solid" style:text-underline-width="auto" style:text-underline-color="font-color"/>
    </style:style>
    <style:style style:name="T10" style:family="text">
      <style:text-properties fo:color="#644632" fo:font-weight="bold" style:font-weight-asian="bold" style:font-weight-complex="bold"/>
    </style:style>
    <style:style style:name="T11" style:family="text">
      <style:text-properties fo:color="#0000c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++04 → C++11</text:p>
          </draw:text-box>
        </draw:frame>
        <draw:frame presentation:style-name="pr2" draw:layer="layout" svg:width="25.199cm" svg:height="14.2cm" svg:x="1.4cm" svg:y="4.8cm" presentation:class="outline">
          <draw:text-box>
            <text:list text:style-name="L2">
              <text:list-item>
                <text:p>Syntaktische Änderungen</text:p>
                <text:list>
                  <text:list-item>
                    <text:p>Initializers</text:p>
                  </text:list-item>
                  <text:list-item>
                    <text:p>Auto</text:p>
                  </text:list-item>
                  <text:list-item>
                    <text:p>Literals</text:p>
                  </text:list-item>
                  <text:list-item>
                    <text:p>…</text:p>
                  </text:list-item>
                </text:list>
              </text:list-item>
              <text:list-item>
                <text:p>Änderungen an der STL / neue Libraries</text:p>
                <text:list>
                  <text:list-item>
                    <text:p>Threading</text:p>
                  </text:list-item>
                  <text:list-item>
                    <text:p>Memory (shared_ptr, unique_ptr, …)</text:p>
                  </text:list-item>
                  <text:list-item>
                    <text:p>Regex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4" draw:layer="layout" svg:width="25.199cm" svg:height="3.506cm" svg:x="1.4cm" svg:y="0.837cm" presentation:class="title" presentation:user-transformed="true">
          <draw:text-box>
            <text:p>Initializers</text:p>
          </draw:text-box>
        </draw:frame>
        <draw:frame draw:style-name="gr2" draw:layer="layout" svg:width="16.6cm" svg:height="4.715cm" svg:x="2cm" svg:y="13.6cm">
          <draw:text-box>
            <text:p><text:span text:style-name="T1">vector</text:span><text:span text:style-name="T2">&lt;</text:span><text:span text:style-name="T3">int</text:span><text:span text:style-name="T2">&gt; myVec = boost::assign::list_of(1)(4)(5)(7);</text:span></text:p>
            <text:p/>
            <text:p><text:span text:style-name="T1">map</text:span><text:span text:style-name="T2">&lt;</text:span><text:span text:style-name="T3">int</text:span><text:span text:style-name="T2">, </text:span><text:span text:style-name="T1">string</text:span><text:span text:style-name="T2">&gt; myMap</text:span></text:p>
            <text:p><text:span text:style-name="T2"><text:s text:c="2"/></text:span><text:span text:style-name="T2">= boost::assign::list_of( std::make_pair(1, </text:span><text:span text:style-name="T1">string</text:span><text:span text:style-name="T2">(</text:span><text:span text:style-name="T4">"Eins"</text:span><text:span text:style-name="T2">)) )</text:span></text:p>
            <text:p><text:span text:style-name="T2"><text:s text:c="4"/></text:span><text:span text:style-name="T2">( std::make_pair(2, </text:span><text:span text:style-name="T1">string</text:span><text:span text:style-name="T2">(</text:span><text:span text:style-name="T4">"Zwei"</text:span><text:span text:style-name="T2">)) )</text:span></text:p>
            <text:p><text:span text:style-name="T2"><text:s text:c="4"/></text:span><text:span text:style-name="T2">( std::make_pair(3, </text:span><text:span text:style-name="T1">string</text:span><text:span text:style-name="T2">(</text:span><text:span text:style-name="T4">"Drei"</text:span><text:span text:style-name="T2">)) )</text:span></text:p>
            <text:p><text:span text:style-name="T2"><text:s text:c="4"/></text:span><text:span text:style-name="T2">( std::make_pair(4, </text:span><text:span text:style-name="T1">string</text:span><text:span text:style-name="T2">(</text:span><text:span text:style-name="T4">"Vier"</text:span><text:span text:style-name="T2">)) );</text:span></text:p>
          </draw:text-box>
        </draw:frame>
        <draw:frame draw:style-name="gr3" draw:layer="layout" svg:width="9.817cm" svg:height="6.2cm" svg:x="16.783cm" svg:y="5.8cm">
          <draw:text-box>
            <text:p><text:span text:style-name="T1">vector</text:span><text:span text:style-name="T2">&lt;</text:span><text:span text:style-name="T3">int</text:span><text:span text:style-name="T2">&gt; myVec{1,4,5,7};</text:span></text:p>
            <text:p/>
            <text:p><text:span text:style-name="T1">map</text:span><text:span text:style-name="T2">&lt;</text:span><text:span text:style-name="T3">int</text:span><text:span text:style-name="T2">, </text:span><text:span text:style-name="T1">string</text:span><text:span text:style-name="T2">&gt; myMap = {</text:span></text:p>
            <text:p><text:span text:style-name="T2"><text:s text:c="6"/></text:span><text:span text:style-name="T2">{1, </text:span><text:span text:style-name="T4">"Eins"</text:span><text:span text:style-name="T2"> }</text:span></text:p>
            <text:p><text:span text:style-name="T2"><text:s text:c="4"/></text:span><text:span text:style-name="T2">, {2, </text:span><text:span text:style-name="T4">"Zwei"</text:span><text:span text:style-name="T2"> }</text:span></text:p>
            <text:p><text:span text:style-name="T2"><text:s text:c="4"/></text:span><text:span text:style-name="T2">, {3, </text:span><text:span text:style-name="T4">"Drei"</text:span><text:span text:style-name="T2"> }</text:span></text:p>
            <text:p><text:span text:style-name="T2"><text:s text:c="4"/></text:span><text:span text:style-name="T2">, {4, </text:span><text:span text:style-name="T4">"Vier"</text:span><text:span text:style-name="T2"> }</text:span></text:p>
            <text:p>};</text:p>
          </draw:text-box>
        </draw:frame>
        <draw:frame draw:style-name="gr4" draw:layer="layout" svg:width="14cm" svg:height="0.962cm" svg:x="2cm" svg:y="4.6cm">
          <draw:text-box>
            <text:p>C++03</text:p>
          </draw:text-box>
        </draw:frame>
        <draw:frame draw:style-name="gr4" draw:layer="layout" svg:width="16.6cm" svg:height="0.962cm" svg:x="2cm" svg:y="12.438cm">
          <draw:text-box>
            <text:p>C++03 / Boost</text:p>
          </draw:text-box>
        </draw:frame>
        <draw:frame draw:style-name="gr4" draw:layer="layout" svg:width="9.8cm" svg:height="0.962cm" svg:x="16.8cm" svg:y="4.6cm">
          <draw:text-box>
            <text:p>C++11</text:p>
          </draw:text-box>
        </draw:frame>
        <draw:frame draw:style-name="gr3" draw:layer="layout" svg:width="14cm" svg:height="6.2cm" svg:x="2cm" svg:y="5.8cm">
          <draw:text-box>
            <text:p><text:span text:style-name="T1">vector</text:span><text:span text:style-name="T2">&lt;</text:span><text:span text:style-name="T3">int</text:span><text:span text:style-name="T2">&gt; myVec;</text:span></text:p>
            <text:p>myVec.push_back(1);</text:p>
            <text:p>myVec.push_back(4);</text:p>
            <text:p>myVec.push_back(5);</text:p>
            <text:p>myVec.push_back(7);</text:p>
            <text:p/>
            <text:p><text:span text:style-name="T1">map</text:span><text:span text:style-name="T2">&lt;</text:span><text:span text:style-name="T3">int</text:span><text:span text:style-name="T2">, </text:span><text:span text:style-name="T1">string</text:span><text:span text:style-name="T2">&gt; myMap;</text:span></text:p>
            <text:p><text:span text:style-name="T2">myMap.insert( std::make_pair(1, </text:span><text:span text:style-name="T1">string</text:span><text:span text:style-name="T2">(</text:span><text:span text:style-name="T4">"Eins"</text:span><text:span text:style-name="T2">)));</text:span></text:p>
            <text:p><text:span text:style-name="T2">myMap.insert( std::make_pair(2, </text:span><text:span text:style-name="T1">string</text:span><text:span text:style-name="T2">(</text:span><text:span text:style-name="T4">"Zwei"</text:span><text:span text:style-name="T2">)));</text:span></text:p>
            <text:p><text:span text:style-name="T2">myMap[3] = </text:span><text:span text:style-name="T4">"Drei"</text:span><text:span text:style-name="T2">;</text:span></text:p>
            <text:p><text:span text:style-name="T2">myMap[4] = </text:span><text:span text:style-name="T4">"Vier"</text:span><text:span text:style-name="T2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itializers 2</text:p>
          </draw:text-box>
        </draw:frame>
        <draw:frame draw:style-name="gr5" draw:layer="layout" svg:width="13.874cm" svg:height="3cm" svg:x="6.726cm" svg:y="6cm">
          <draw:text-box>
            <text:p>// First creates an initializer_list class</text:p>
            <text:p><text:span text:style-name="T2">std::initializer_list&lt;</text:span><text:span text:style-name="T3">int</text:span><text:span text:style-name="T2">&gt; il {1,4,5,7};</text:span></text:p>
            <text:p><text:span text:style-name="T2"/></text:p>
            <text:p>// Calls the constructor for the initializer_list</text:p>
            <text:p><text:span text:style-name="T1">vector</text:span><text:span text:style-name="T2">&lt;</text:span><text:span text:style-name="T3">int</text:span><text:span text:style-name="T2">&gt; myVec( il );</text:span></text:p>
          </draw:text-box>
        </draw:frame>
        <draw:frame draw:style-name="gr4" draw:layer="layout" svg:width="13.8cm" svg:height="0.962cm" svg:x="6.8cm" svg:y="4.838cm">
          <draw:text-box>
            <text:p>C++11</text:p>
          </draw:text-box>
        </draw:frame>
        <draw:frame draw:style-name="gr6" draw:layer="layout" svg:width="13.8cm" svg:height="7.387cm" svg:x="6.8cm" svg:y="9.213cm">
          <draw:text-box>
            <text:p><text:span text:style-name="T3">const</text:span><text:span text:style-name="T2"> </text:span><text:span text:style-name="T3">float</text:span><text:span text:style-name="T2"> * oData = </text:span><text:span text:style-name="T3">new</text:span><text:span text:style-name="T2"> </text:span><text:span text:style-name="T3">float</text:span><text:span text:style-name="T2">[4] {0.99, 0.189, 0.98, 1.00 };</text:span></text:p>
            <text:p/>
            <text:p><text:span text:style-name="T3">bool</text:span><text:span text:style-name="T2"> value {</text:span><text:span text:style-name="T3">true</text:span><text:span text:style-name="T2">};</text:span></text:p>
            <text:p><text:span text:style-name="T3">bool</text:span><text:span text:style-name="T2"> value2 = </text:span><text:span text:style-name="T3">true</text:span><text:span text:style-name="T2">;</text:span></text:p>
            <text:p/>
            <text:p><text:span text:style-name="T3">struct</text:span><text:span text:style-name="T2"> </text:span><text:span text:style-name="T1">Values</text:span></text:p>
            <text:p>{</text:p>
            <text:p><text:span text:style-name="T2"><text:s text:c="2"/></text:span><text:span text:style-name="T3">int</text:span><text:span text:style-name="T2"> </text:span><text:span text:style-name="T5">id</text:span><text:span text:style-name="T2">;</text:span></text:p>
            <text:p><text:span text:style-name="T2"><text:s text:c="2"/></text:span><text:span text:style-name="T1">string</text:span><text:span text:style-name="T2"> </text:span><text:span text:style-name="T5">value</text:span><text:span text:style-name="T2">;</text:span></text:p>
            <text:p><text:span text:style-name="T2"><text:s text:c="2"/></text:span><text:span text:style-name="T3">double</text:span><text:span text:style-name="T2"> </text:span><text:span text:style-name="T5">factor</text:span><text:span text:style-name="T2">;</text:span></text:p>
            <text:p>};</text:p>
            <text:p/>
            <text:p><text:span text:style-name="T1">Values</text:span><text:span text:style-name="T2"> v {1, </text:span><text:span text:style-name="T4">"URI"</text:span><text:span text:style-name="T2">, 0.98 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to</text:p>
          </draw:text-box>
        </draw:frame>
        <draw:frame draw:style-name="gr7" draw:layer="layout" svg:width="12.4cm" svg:height="7.691cm" svg:x="7.8cm" svg:y="6.562cm">
          <draw:text-box>
            <text:p><text:span text:style-name="T3">class</text:span><text:span text:style-name="T2"> </text:span><text:span text:style-name="T1">MyClass</text:span><text:span text:style-name="T2"> {</text:span></text:p>
            <text:p><text:span text:style-name="T3">public</text:span><text:span text:style-name="T2">:</text:span></text:p>
            <text:p><text:span text:style-name="T2"><text:s text:c="2"/></text:span><text:span text:style-name="T3">typedef</text:span><text:span text:style-name="T2"> std::</text:span><text:span text:style-name="T1">map</text:span><text:span text:style-name="T2">&lt;</text:span><text:span text:style-name="T3">int</text:span><text:span text:style-name="T2">, </text:span><text:span text:style-name="T1">string</text:span><text:span text:style-name="T2">&gt; </text:span><text:span text:style-name="T1">MyMap</text:span><text:span text:style-name="T2">;</text:span></text:p>
            <text:p><text:span text:style-name="T2"><text:s text:c="2"/></text:span><text:span text:style-name="T1">MyMap</text:span><text:span text:style-name="T2">&amp; </text:span><text:span text:style-name="T6">getMap</text:span><text:span text:style-name="T2">() {</text:span><text:span text:style-name="T3">return</text:span><text:span text:style-name="T2"> </text:span><text:span text:style-name="T5">m_instance</text:span><text:span text:style-name="T2">; }</text:span></text:p>
            <text:p><text:span text:style-name="T3">private</text:span><text:span text:style-name="T2">:</text:span></text:p>
            <text:p><text:span text:style-name="T2"><text:s text:c="2"/></text:span><text:span text:style-name="T1">MyMap</text:span><text:span text:style-name="T2"> </text:span><text:span text:style-name="T5">m_instance</text:span><text:span text:style-name="T2">;</text:span></text:p>
            <text:p>};</text:p>
            <text:p/>
            <text:p><text:span text:style-name="T1">MyClass</text:span><text:span text:style-name="T2"> cls;</text:span></text:p>
            <text:p/>
            <text:p>// -&gt; Redefine Type ?? -&gt; urgs, what a pain!</text:p>
            <text:p><text:span text:style-name="T2">std::</text:span><text:span text:style-name="T1">map</text:span><text:span text:style-name="T2">&lt;</text:span><text:span text:style-name="T3">int</text:span><text:span text:style-name="T2">, </text:span><text:span text:style-name="T1">string</text:span><text:span text:style-name="T2">&gt; myMap = cls.getMap();</text:span></text:p>
            <text:p/>
            <text:p>// Better, but a typedef is needed</text:p>
            <text:p><text:span text:style-name="T1">MyClass</text:span><text:span text:style-name="T2">::</text:span><text:span text:style-name="T1">MyMap</text:span><text:span text:style-name="T2"> myMap2 = cls.getMap();</text:span></text:p>
          </draw:text-box>
        </draw:frame>
        <draw:frame draw:style-name="gr4" draw:layer="layout" svg:width="12.4cm" svg:height="0.962cm" svg:x="7.8cm" svg:y="5.4cm">
          <draw:text-box>
            <text:p>C++03</text:p>
          </draw:text-box>
        </draw:frame>
        <draw:frame draw:style-name="gr8" draw:layer="layout" svg:width="12.36cm" svg:height="1.243cm" svg:x="7.8cm" svg:y="15.8cm">
          <draw:text-box>
            <text:p>// Easy to use.</text:p>
            <text:p><text:span text:style-name="T3">auto</text:span><text:span text:style-name="T2"> myMap3 = cls.getMap();</text:span></text:p>
          </draw:text-box>
        </draw:frame>
        <draw:frame draw:style-name="gr4" draw:layer="layout" svg:width="12.4cm" svg:height="0.962cm" svg:x="7.8cm" svg:y="14.6cm">
          <draw:text-box>
            <text:p>C++11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4.2cm" svg:x="1.4cm" svg:y="4.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to 2</text:p>
          </draw:text-box>
        </draw:frame>
        <draw:frame draw:style-name="gr9" draw:layer="layout" svg:width="20.44cm" svg:height="8.371cm" svg:x="4.2cm" svg:y="7.829cm">
          <draw:text-box>
            <text:p><text:span text:style-name="T3">auto</text:span><text:span text:style-name="T2"> i = 99;</text:span></text:p>
            <text:p><text:span text:style-name="T3">auto</text:span><text:span text:style-name="T2"> &amp;iRef = i; <text:s text:c="28"/></text:span><text:span text:style-name="T7">// int &amp;</text:span></text:p>
            <text:p><text:span text:style-name="T3">auto</text:span><text:span text:style-name="T2"> *iPtr = &amp;i; <text:s text:c="27"/></text:span><text:span text:style-name="T7">// int *</text:span></text:p>
            <text:p/>
            <text:p><text:span text:style-name="T3">const</text:span><text:span text:style-name="T2"> </text:span><text:span text:style-name="T3">auto</text:span><text:span text:style-name="T2"> iConst = i; <text:s text:c="21"/></text:span><text:span text:style-name="T7">// volatile int</text:span></text:p>
            <text:p><text:span text:style-name="T3">static</text:span><text:span text:style-name="T2"> </text:span><text:span text:style-name="T3">auto</text:span><text:span text:style-name="T2"> iStatic = i; <text:s text:c="19"/></text:span><text:span text:style-name="T7">// static int</text:span></text:p>
            <text:p/>
            <text:p><text:span text:style-name="T1">vector</text:span><text:span text:style-name="T2">&lt;</text:span><text:span text:style-name="T3">int</text:span><text:span text:style-name="T2">&gt; myVec;</text:span></text:p>
            <text:p/>
            <text:p><text:span text:style-name="T3">auto</text:span><text:span text:style-name="T2"> itVec = myVec.begin(); <text:s text:c="16"/></text:span><text:span text:style-name="T7">// vector&lt;int&gt;::iterator</text:span></text:p>
            <text:p><text:span text:style-name="T3">auto</text:span><text:span text:style-name="T2"> p = std::make_pair(1, </text:span><text:span text:style-name="T1">string</text:span><text:span text:style-name="T2">(</text:span><text:span text:style-name="T4">"Eins"</text:span><text:span text:style-name="T2">)); </text:span><text:span text:style-name="T7">// std::pair&lt;int, string&gt;</text:span></text:p>
            <text:p/>
            <text:p>// Template types are sometimes hard to determine, but do we really need to</text:p>
            <text:p>// know them? No!</text:p>
            <text:p><text:span text:style-name="T3">auto</text:span><text:span text:style-name="T2"> myBinding = boost::bind(&amp;</text:span><text:span text:style-name="T1">MyClass</text:span><text:span text:style-name="T2">::getMap, &amp;cls); </text:span><text:span text:style-name="T7">// Type ???</text:span></text:p>
            <text:p><text:span text:style-name="T3">auto</text:span><text:span text:style-name="T2"> myMap4 = myBinding();</text:span></text:p>
          </draw:text-box>
        </draw:frame>
        <draw:frame draw:style-name="gr4" draw:layer="layout" svg:width="20.4cm" svg:height="0.962cm" svg:x="4.2cm" svg:y="6.638cm">
          <draw:text-box>
            <text:p>C++11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ange based For-Loop</text:p>
          </draw:text-box>
        </draw:frame>
        <draw:frame draw:style-name="gr10" draw:layer="layout" svg:width="23.4cm" svg:height="4.4cm" svg:x="2cm" svg:y="6.6cm">
          <draw:text-box>
            <text:p><text:span text:style-name="T1">map</text:span><text:span text:style-name="T2">&lt;</text:span><text:span text:style-name="T3">int</text:span><text:span text:style-name="T2">, </text:span><text:span text:style-name="T1">string</text:span><text:span text:style-name="T2">&gt; myMap{</text:span></text:p>
            <text:p><text:span text:style-name="T2"><text:s text:c="4"/></text:span><text:span text:style-name="T2">{ 5, </text:span><text:span text:style-name="T4">"Fünf"</text:span><text:span text:style-name="T2">}</text:span></text:p>
            <text:p><text:span text:style-name="T2"><text:s text:c="2"/></text:span><text:span text:style-name="T2">, { 7, </text:span><text:span text:style-name="T4">"Sieben"</text:span><text:span text:style-name="T2">}</text:span></text:p>
            <text:p><text:span text:style-name="T2"><text:s text:c="2"/></text:span><text:span text:style-name="T2">, { 10, </text:span><text:span text:style-name="T4">"Zehn"</text:span><text:span text:style-name="T2">}</text:span></text:p>
            <text:p>};</text:p>
            <text:p/>
            <text:p><text:span text:style-name="T3">for</text:span><text:span text:style-name="T2">( </text:span><text:span text:style-name="T1">map</text:span><text:span text:style-name="T2">&lt;</text:span><text:span text:style-name="T3">int</text:span><text:span text:style-name="T2">, </text:span><text:span text:style-name="T1">string</text:span><text:span text:style-name="T2">&gt;::</text:span><text:span text:style-name="T1">const_iterator</text:span><text:span text:style-name="T2"> it = myMap.begin(); it != myMap.end(); ++it)</text:span></text:p>
            <text:p><text:span text:style-name="T2"><text:s text:c="2"/></text:span><text:span text:style-name="T2">cout &lt;&lt; it-&gt;</text:span><text:span text:style-name="T5">first</text:span><text:span text:style-name="T2"> &lt;&lt; </text:span><text:span text:style-name="T4">" =&gt; "</text:span><text:span text:style-name="T2"> &lt;&lt; it-&gt;</text:span><text:span text:style-name="T5">second</text:span><text:span text:style-name="T2"> &lt;&lt; </text:span><text:span text:style-name="T8">endl</text:span><text:span text:style-name="T2">;</text:span></text:p>
          </draw:text-box>
        </draw:frame>
        <draw:frame draw:style-name="gr4" draw:layer="layout" svg:width="23.4cm" svg:height="0.962cm" svg:x="2cm" svg:y="5.4cm">
          <draw:text-box>
            <text:p>C++03</text:p>
          </draw:text-box>
        </draw:frame>
        <draw:frame draw:style-name="gr4" draw:layer="layout" svg:width="23.4cm" svg:height="0.962cm" svg:x="2cm" svg:y="11.438cm">
          <draw:text-box>
            <text:p>C++11</text:p>
          </draw:text-box>
        </draw:frame>
        <draw:frame draw:style-name="gr10" draw:layer="layout" svg:width="23.4cm" svg:height="4.4cm" svg:x="2cm" svg:y="12.6cm">
          <draw:text-box>
            <text:p><text:span text:style-name="T1">map</text:span><text:span text:style-name="T2">&lt;</text:span><text:span text:style-name="T3">int</text:span><text:span text:style-name="T2">, </text:span><text:span text:style-name="T1">string</text:span><text:span text:style-name="T2">&gt; myMap{</text:span></text:p>
            <text:p><text:span text:style-name="T2"><text:s text:c="4"/></text:span><text:span text:style-name="T2">{ 5, </text:span><text:span text:style-name="T4">"Fünf"</text:span><text:span text:style-name="T2">}</text:span></text:p>
            <text:p><text:span text:style-name="T2"><text:s text:c="2"/></text:span><text:span text:style-name="T2">, { 7, </text:span><text:span text:style-name="T4">"Sieben"</text:span><text:span text:style-name="T2">}</text:span></text:p>
            <text:p><text:span text:style-name="T2"><text:s text:c="2"/></text:span><text:span text:style-name="T2">, { 10, </text:span><text:span text:style-name="T4">"Zehn"</text:span><text:span text:style-name="T2">}</text:span></text:p>
            <text:p>};</text:p>
            <text:p/>
            <text:p><text:span text:style-name="T3">for</text:span><text:span text:style-name="T2"> (</text:span><text:span text:style-name="T3">auto</text:span><text:span text:style-name="T2"> v: myMap)</text:span></text:p>
            <text:p><text:span text:style-name="T2"><text:s text:c="2"/></text:span><text:span text:style-name="T2">cout </text:span><text:span text:style-name="T9">&lt;&lt;</text:span><text:span text:style-name="T2"> v.</text:span><text:span text:style-name="T5">first</text:span><text:span text:style-name="T2"> &lt;&lt; </text:span><text:span text:style-name="T4">" =&gt; "</text:span><text:span text:style-name="T2"> &lt;&lt; v.</text:span><text:span text:style-name="T5">second</text:span><text:span text:style-name="T2"> &lt;&lt; </text:span><text:span text:style-name="T8">endl</text:span><text:span text:style-name="T2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ange based For-Loop 2</text:p>
          </draw:text-box>
        </draw:frame>
        <draw:frame draw:style-name="gr11" draw:layer="layout" svg:width="23.4cm" svg:height="6.395cm" svg:x="2.4cm" svg:y="6.005cm">
          <draw:text-box>
            <text:p><text:span text:style-name="T1">vector</text:span><text:span text:style-name="T2">&lt;</text:span><text:span text:style-name="T3">int</text:span><text:span text:style-name="T2">&gt; myVec{1,11,21,31,41};</text:span></text:p>
            <text:p/>
            <text:p><text:span text:style-name="T2">cout &lt;&lt; </text:span><text:span text:style-name="T4">"Simple Range based for loop with auto and vector:"</text:span><text:span text:style-name="T2"> &lt;&lt; </text:span><text:span text:style-name="T8">endl</text:span><text:span text:style-name="T2">;</text:span></text:p>
            <text:p/>
            <text:p><text:span text:style-name="T3">for</text:span><text:span text:style-name="T2"> (</text:span><text:span text:style-name="T3">int</text:span><text:span text:style-name="T2"> elem: myVec)</text:span></text:p>
            <text:p><text:span text:style-name="T2"><text:s text:c="2"/></text:span><text:span text:style-name="T2">cout &lt;&lt; </text:span><text:span text:style-name="T4">" "</text:span><text:span text:style-name="T2"> &lt;&lt; elem &lt;&lt; std::</text:span><text:span text:style-name="T8">endl</text:span><text:span text:style-name="T2">;</text:span></text:p>
            <text:p/>
            <text:p>//////////////////////////////////////////////////////////////////////////////</text:p>
            <text:p><text:span text:style-name="T2">cout &lt;&lt; </text:span><text:span text:style-name="T4">"Manipulate the vector"</text:span><text:span text:style-name="T2"> &lt;&lt; </text:span><text:span text:style-name="T8">endl</text:span><text:span text:style-name="T2">;</text:span></text:p>
            <text:p/>
            <text:p><text:span text:style-name="T3">for</text:span><text:span text:style-name="T2"> ( </text:span><text:span text:style-name="T3">int</text:span><text:span text:style-name="T2">&amp; elem: myVec)</text:span></text:p>
            <text:p><text:s text:c="2"/>elem--;</text:p>
          </draw:text-box>
        </draw:frame>
        <draw:frame draw:style-name="gr4" draw:layer="layout" svg:width="23.4cm" svg:height="0.962cm" svg:x="2.4cm" svg:y="4.8cm">
          <draw:text-box>
            <text:p>C++11</text:p>
          </draw:text-box>
        </draw:frame>
        <draw:frame draw:style-name="gr12" draw:layer="layout" svg:width="23.366cm" svg:height="3.227cm" svg:x="2.434cm" svg:y="12.6cm">
          <draw:text-box>
            <text:p><text:span text:style-name="T2">cout &lt;&lt; </text:span><text:span text:style-name="T4">"Using a direct expression to iterate over some elements"</text:span><text:span text:style-name="T2"> &lt;&lt; </text:span><text:span text:style-name="T8">endl</text:span><text:span text:style-name="T2">;</text:span></text:p>
            <text:p><text:span text:style-name="T2"/></text:p>
            <text:p><text:span text:style-name="T3">for</text:span><text:span text:style-name="T2"> (</text:span><text:span text:style-name="T3">auto</text:span><text:span text:style-name="T2"> x: {1,2,4,8,16,32,64})</text:span></text:p>
            <text:p><text:span text:style-name="T2"><text:s text:c="2"/></text:span><text:span text:style-name="T2">cout &lt;&lt; x &lt;&lt; </text:span><text:span text:style-name="T4">" "</text:span><text:span text:style-name="T2">;</text:span></text:p>
            <text:p><text:span text:style-name="T2"/></text:p>
            <text:p><text:span text:style-name="T2">cout &lt;&lt; </text:span><text:span text:style-name="T8">endl</text:span><text:span text:style-name="T2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xercise: Initializer list and for loops</text:p>
          </draw:text-box>
        </draw:frame>
        <draw:frame presentation:style-name="pr2" draw:layer="layout" svg:width="25.199cm" svg:height="14.2cm" svg:x="1.4cm" svg:y="4.8cm" presentation:class="outline">
          <draw:text-box>
            <text:list text:style-name="L2">
              <text:list-item>
                <text:p>For auto &amp; initializer lis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Decltype</text:p>
          </draw:text-box>
        </draw:frame>
        <draw:frame draw:style-name="gr13" draw:layer="layout" svg:width="14cm" svg:height="8.187cm" svg:x="7cm" svg:y="6.813cm">
          <draw:text-box>
            <text:p><text:span text:style-name="T3">int</text:span><text:span text:style-name="T2"> </text:span><text:span text:style-name="T6">func</text:span><text:span text:style-name="T2">(</text:span><text:span text:style-name="T3">int</text:span><text:span text:style-name="T2"> in)</text:span></text:p>
            <text:p>{</text:p>
            <text:p><text:span text:style-name="T2"><text:s text:c="2"/></text:span><text:span text:style-name="T3">return</text:span><text:span text:style-name="T2"> in + 5;</text:span></text:p>
            <text:p>}</text:p>
            <text:p/>
            <text:p><text:span text:style-name="T3">int</text:span><text:span text:style-name="T2"> i = 99;</text:span></text:p>
            <text:p><text:span text:style-name="T3">decltype</text:span><text:span text:style-name="T2">(i) ii = i; </text:span><text:span text:style-name="T7">// int</text:span></text:p>
            <text:p/>
            <text:p><text:span text:style-name="T3">const</text:span><text:span text:style-name="T2"> </text:span><text:span text:style-name="T3">auto</text:span><text:span text:style-name="T2"> ci = i; <text:s/></text:span><text:span text:style-name="T7">// const int</text:span></text:p>
            <text:p><text:span text:style-name="T3">decltype</text:span><text:span text:style-name="T2">(ci) cii = ci; </text:span><text:span text:style-name="T7">// const int</text:span></text:p>
            <text:p/>
            <text:p><text:span text:style-name="T3">const</text:span><text:span text:style-name="T2"> </text:span><text:span text:style-name="T3">decltype</text:span><text:span text:style-name="T2">(i) ci2 = i; </text:span><text:span text:style-name="T7">// const int</text:span></text:p>
            <text:p/>
            <text:p><text:span text:style-name="T3">auto</text:span><text:span text:style-name="T2"> myFunc = func; <text:s/></text:span><text:span text:style-name="T7">// func*</text:span></text:p>
            <text:p><text:span text:style-name="T3">decltype</text:span><text:span text:style-name="T2">(myFunc) myFuncD = myFunc; </text:span><text:span text:style-name="T7">// (int)(*)(int)</text:span></text:p>
          </draw:text-box>
        </draw:frame>
        <draw:frame draw:style-name="gr4" draw:layer="layout" svg:width="14cm" svg:height="0.962cm" svg:x="7cm" svg:y="5.613cm">
          <draw:text-box>
            <text:p>C++11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uffix Return Type Syntax</text:p>
          </draw:text-box>
        </draw:frame>
        <draw:frame draw:style-name="gr14" draw:layer="layout" svg:width="13.2cm" svg:height="2.235cm" svg:x="6.8cm" svg:y="6cm">
          <draw:text-box>
            <text:p><text:span text:style-name="T3">int</text:span><text:span text:style-name="T2"> </text:span><text:span text:style-name="T6">add</text:span><text:span text:style-name="T2">(</text:span><text:span text:style-name="T3">int</text:span><text:span text:style-name="T2"> a, </text:span><text:span text:style-name="T3">int</text:span><text:span text:style-name="T2"> b) {</text:span></text:p>
            <text:p><text:span text:style-name="T2"><text:s text:c="2"/></text:span><text:span text:style-name="T3">return</text:span><text:span text:style-name="T2"> a + b;</text:span></text:p>
            <text:p>}</text:p>
            <text:p/>
          </draw:text-box>
        </draw:frame>
        <draw:frame draw:style-name="gr15" draw:layer="layout" svg:width="13.2cm" svg:height="2.4cm" svg:x="6.8cm" svg:y="12.6cm">
          <draw:text-box>
            <text:p><text:span text:style-name="T3">template</text:span><text:span text:style-name="T2">&lt;</text:span><text:span text:style-name="T3">class</text:span><text:span text:style-name="T2"> </text:span><text:span text:style-name="T10">T</text:span><text:span text:style-name="T2">&gt;</text:span></text:p>
            <text:p><text:span text:style-name="T3">auto</text:span><text:span text:style-name="T2"> </text:span><text:span text:style-name="T6">square</text:span><text:span text:style-name="T2">(</text:span><text:span text:style-name="T3">const</text:span><text:span text:style-name="T2"> </text:span><text:span text:style-name="T10">T</text:span><text:span text:style-name="T2">&amp; in) -&gt; </text:span><text:span text:style-name="T3">decltype</text:span><text:span text:style-name="T2">( in * in) {</text:span></text:p>
            <text:p><text:span text:style-name="T2"><text:s text:c="2"/></text:span><text:span text:style-name="T3">return</text:span><text:span text:style-name="T2"> in * in;</text:span></text:p>
            <text:p>}</text:p>
          </draw:text-box>
        </draw:frame>
        <draw:frame draw:style-name="gr4" draw:layer="layout" svg:width="13.2cm" svg:height="0.962cm" svg:x="6.8cm" svg:y="4.8cm">
          <draw:text-box>
            <text:p>C++03</text:p>
          </draw:text-box>
        </draw:frame>
        <draw:frame draw:style-name="gr15" draw:layer="layout" svg:width="13.2cm" svg:height="2.4cm" svg:x="6.8cm" svg:y="10cm">
          <draw:text-box>
            <text:p><text:span text:style-name="T3">auto</text:span><text:span text:style-name="T2"> </text:span><text:span text:style-name="T6">add2</text:span><text:span text:style-name="T2">(</text:span><text:span text:style-name="T3">int</text:span><text:span text:style-name="T2"> a, </text:span><text:span text:style-name="T3">int</text:span><text:span text:style-name="T2"> b) -&gt; </text:span><text:span text:style-name="T3">int</text:span><text:span text:style-name="T2"> </text:span></text:p>
            <text:p><text:span text:style-name="T2">{</text:span></text:p>
            <text:p><text:span text:style-name="T2"><text:s text:c="2"/></text:span><text:span text:style-name="T3">return</text:span><text:span text:style-name="T2"> a+b;</text:span></text:p>
            <text:p>}</text:p>
          </draw:text-box>
        </draw:frame>
        <draw:frame draw:style-name="gr4" draw:layer="layout" svg:width="13.2cm" svg:height="0.962cm" svg:x="6.818cm" svg:y="8.805cm">
          <draw:text-box>
            <text:p>C++11</text:p>
          </draw:text-box>
        </draw:frame>
        <draw:frame draw:style-name="gr16" draw:text-style-name="P2" draw:layer="layout" svg:width="6.454cm" svg:height="0.962cm" svg:x="9.4cm" svg:y="16.8cm">
          <draw:text-box>
            <text:p>s.a. A4_Decltype.cpp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User-Defined Literals</text:p>
          </draw:text-box>
        </draw:frame>
        <draw:frame draw:style-name="gr17" draw:layer="layout" svg:width="17.4cm" svg:height="14.247cm" svg:x="5.6cm" svg:y="5.553cm">
          <draw:text-box>
            <text:p><text:span text:style-name="T3">class</text:span><text:span text:style-name="T2"> LengthInM{</text:span></text:p>
            <text:p><text:span text:style-name="T3">public</text:span><text:span text:style-name="T2">:</text:span></text:p>
            <text:p><text:span text:style-name="T2"><text:s text:c="2"/></text:span><text:span text:style-name="T3">explicit</text:span><text:span text:style-name="T2"> </text:span><text:span text:style-name="T6">LengthInM</text:span><text:span text:style-name="T2">(</text:span><text:span text:style-name="T3">double</text:span><text:span text:style-name="T2"> value): m_value(value) {}</text:span></text:p>
            <text:p><text:s text:c="2"/>...</text:p>
            <text:p><text:span text:style-name="T3">private</text:span><text:span text:style-name="T2">:</text:span></text:p>
            <text:p><text:span text:style-name="T2"><text:s text:c="2"/></text:span><text:span text:style-name="T3">double</text:span><text:span text:style-name="T2"> m_value;</text:span></text:p>
            <text:p>};</text:p>
            <text:p/>
            <text:p><text:span text:style-name="T2">LengthInM </text:span><text:span text:style-name="T3">operator</text:span><text:span text:style-name="T2"> </text:span><text:span text:style-name="T4">""</text:span><text:span text:style-name="T2"> _m(</text:span><text:span text:style-name="T3">long</text:span><text:span text:style-name="T2"> </text:span><text:span text:style-name="T3">double</text:span><text:span text:style-name="T2"> v)</text:span></text:p>
            <text:p>{</text:p>
            <text:p><text:span text:style-name="T2"><text:s text:c="2"/></text:span><text:span text:style-name="T3">return</text:span><text:span text:style-name="T2"> LengthInM(v);</text:span></text:p>
            <text:p>}</text:p>
            <text:p/>
            <text:p><text:span text:style-name="T2">LengthInM </text:span><text:span text:style-name="T3">operator</text:span><text:span text:style-name="T2"> </text:span><text:span text:style-name="T4">""</text:span><text:span text:style-name="T2"> _cm(</text:span><text:span text:style-name="T3">unsigned</text:span><text:span text:style-name="T2"> </text:span><text:span text:style-name="T3">long</text:span><text:span text:style-name="T2"> </text:span><text:span text:style-name="T3">long</text:span><text:span text:style-name="T2"> v)</text:span></text:p>
            <text:p>{</text:p>
            <text:p><text:span text:style-name="T2"><text:s text:c="2"/></text:span><text:span text:style-name="T3">return</text:span><text:span text:style-name="T2"> LengthInM(v/100);</text:span></text:p>
            <text:p>}</text:p>
            <text:p/>
            <text:p><text:span text:style-name="T3">int</text:span><text:span text:style-name="T2"> </text:span><text:span text:style-name="T6">main</text:span><text:span text:style-name="T2">()</text:span></text:p>
            <text:p>{</text:p>
            <text:p><text:span text:style-name="T2"><text:s text:c="2"/></text:span><text:span text:style-name="T3">auto</text:span><text:span text:style-name="T2"> l1 = 500_cm;</text:span></text:p>
            <text:p><text:span text:style-name="T2"><text:s text:c="2"/></text:span><text:span text:style-name="T3">auto</text:span><text:span text:style-name="T2"> l2 = 10.0_m;</text:span></text:p>
            <text:p/>
            <text:p><text:span text:style-name="T2"><text:s text:c="2"/></text:span><text:span text:style-name="T3">auto</text:span><text:span text:style-name="T2"> area = l1 * l2;</text:span></text:p>
            <text:p><text:span text:style-name="T2"><text:s text:c="2"/></text:span><text:span text:style-name="T2">cout &lt;&lt; </text:span><text:span text:style-name="T4">" Area is "</text:span><text:span text:style-name="T2"> &lt;&lt; area.get() &lt;&lt; endl;</text:span></text:p>
            <text:p/>
            <text:p><text:span text:style-name="T2"><text:s text:c="2"/></text:span><text:span text:style-name="T3">return</text:span><text:span text:style-name="T2"> 0;</text:span></text:p>
            <text:p>}</text:p>
          </draw:text-box>
        </draw:frame>
        <draw:frame draw:style-name="gr4" draw:layer="layout" svg:width="17.4cm" svg:height="0.962cm" svg:x="5.599cm" svg:y="4.343cm">
          <draw:text-box>
            <text:p>C++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ambda-Functions</text:p>
          </draw:text-box>
        </draw:frame>
        <draw:frame draw:style-name="gr18" draw:layer="layout" svg:width="17.4cm" svg:height="6.699cm" svg:x="5.4cm" svg:y="5.301cm">
          <draw:text-box>
            <text:p><text:span text:style-name="T3">struct</text:span><text:span text:style-name="T2"> </text:span><text:span text:style-name="T1">Functor</text:span></text:p>
            <text:p>{</text:p>
            <text:p><text:span text:style-name="T2"><text:s text:c="2"/></text:span><text:span text:style-name="T6">Functor</text:span><text:span text:style-name="T2">(</text:span><text:span text:style-name="T3">int</text:span><text:span text:style-name="T2">&amp; value): </text:span><text:span text:style-name="T5">m_v</text:span><text:span text:style-name="T2">(value) {}</text:span></text:p>
            <text:p><text:span text:style-name="T2"><text:s text:c="2"/></text:span><text:span text:style-name="T3">bool</text:span><text:span text:style-name="T2"> </text:span><text:span text:style-name="T6">operator()</text:span><text:span text:style-name="T2">(</text:span><text:span text:style-name="T3">int</text:span><text:span text:style-name="T2"> v) {</text:span></text:p>
            <text:p><text:span text:style-name="T2"><text:s text:c="4"/></text:span><text:span text:style-name="T3">return</text:span><text:span text:style-name="T2"> v &gt; </text:span><text:span text:style-name="T5">m_v</text:span><text:span text:style-name="T2">;</text:span></text:p>
            <text:p><text:s text:c="2"/>}</text:p>
            <text:p/>
            <text:p><text:span text:style-name="T2"><text:s text:c="2"/></text:span><text:span text:style-name="T3">int</text:span><text:span text:style-name="T2">&amp; </text:span><text:span text:style-name="T5">m_v</text:span><text:span text:style-name="T2">;</text:span></text:p>
            <text:p>};</text:p>
            <text:p/>
            <text:p><text:span text:style-name="T3">int</text:span><text:span text:style-name="T2"> i = 50;</text:span></text:p>
            <text:p><text:span text:style-name="T3">int</text:span><text:span text:style-name="T2"> myCounter = count_if( myList.begin(), myList.end(), </text:span><text:span text:style-name="T1">Functor</text:span><text:span text:style-name="T2">(i) );</text:span></text:p>
          </draw:text-box>
        </draw:frame>
        <draw:frame draw:style-name="gr19" draw:layer="layout" svg:width="17.4cm" svg:height="2.915cm" svg:x="5.4cm" svg:y="13.4cm">
          <draw:text-box>
            <text:p><text:span text:style-name="T3">int</text:span><text:span text:style-name="T2"> value = 50;</text:span></text:p>
            <text:p><text:span text:style-name="T3">int</text:span><text:span text:style-name="T2"> count = count_if( myList.begin(), myList.end(),</text:span></text:p>
            <text:p><text:span text:style-name="T2"><text:s text:c="4"/></text:span><text:span text:style-name="T2">[&amp;value](</text:span><text:span text:style-name="T3">int</text:span><text:span text:style-name="T2"> v){ </text:span><text:span text:style-name="T3">return</text:span><text:span text:style-name="T2"> v &gt; value; }</text:span></text:p>
            <text:p>);</text:p>
          </draw:text-box>
        </draw:frame>
        <draw:frame draw:style-name="gr4" draw:layer="layout" svg:width="17.4cm" svg:height="0.962cm" svg:x="5.4cm" svg:y="4.2cm">
          <draw:text-box>
            <text:p>C++03</text:p>
          </draw:text-box>
        </draw:frame>
        <draw:frame draw:style-name="gr4" draw:layer="layout" svg:width="17.4cm" svg:height="0.962cm" svg:x="5.4cm" svg:y="12.238cm">
          <draw:text-box>
            <text:p>C++11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xercise: Lambda return types</text:p>
          </draw:text-box>
        </draw:frame>
        <draw:frame draw:style-name="gr20" draw:text-style-name="P3" draw:layer="layout" svg:width="26.33cm" svg:height="5.229cm" svg:x="0.889cm" svg:y="12.19cm">
          <draw:text-box>
            <text:p>g++ -std=c++14 -o <text:s/>A6E1_LambdaReturnvalue <text:s/>A6E1_LambdaReturnvalue.cpp</text:p>
            <text:p>A6E1_LambdaReturnvalue.cpp: In lambda function:</text:p>
            <text:p>A6E1_LambdaReturnvalue.cpp:18:18: error: inconsistent types ‘int’ and ‘double’ deduced for lambda return type</text:p>
            <text:p><text:s text:c="11"/>return b;</text:p>
            <text:p><text:s text:c="18"/>^</text:p>
            <text:p>Makefile:25: recipe for target 'A6E1_LambdaReturnvalue' failed</text:p>
          </draw:text-box>
        </draw:frame>
        <draw:frame draw:style-name="gr21" draw:layer="layout" svg:width="15.534cm" svg:height="4cm" svg:x="5.8cm" svg:y="7.2cm">
          <draw:text-box>
            <text:p><text:span text:style-name="T2"><text:s text:c="2"/></text:span><text:span text:style-name="T3">auto</text:span><text:span text:style-name="T2"> testFunc = [](</text:span><text:span text:style-name="T3">int</text:span><text:span text:style-name="T2"> a, </text:span><text:span text:style-name="T3">double</text:span><text:span text:style-name="T2"> b)</text:span></text:p>
            <text:p><text:s text:c="6"/>{</text:p>
            <text:p><text:span text:style-name="T2"><text:s text:c="8"/></text:span><text:span text:style-name="T3">if</text:span><text:span text:style-name="T2"> (a&gt;b)</text:span></text:p>
            <text:p><text:span text:style-name="T2"><text:s text:c="10"/></text:span><text:span text:style-name="T3">return</text:span><text:span text:style-name="T2"> a;</text:span></text:p>
            <text:p><text:span text:style-name="T2"><text:s text:c="8"/></text:span><text:span text:style-name="T3">else</text:span></text:p>
            <text:p><text:span text:style-name="T2"><text:s text:c="10"/></text:span><text:span text:style-name="T3">return</text:span><text:span text:style-name="T2"> b;</text:span></text:p>
            <text:p><text:s text:c="6"/>};</text:p>
          </draw:text-box>
        </draw:frame>
        <draw:frame draw:style-name="gr22" draw:text-style-name="P3" draw:layer="layout" svg:width="9.299cm" svg:height="0.963cm" svg:x="1cm" svg:y="18.4cm">
          <draw:text-box>
            <text:p>A6E1_LambdaReturnvalue.cpp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xercise: Lambda for sorting</text:p>
          </draw:text-box>
        </draw:frame>
        <draw:frame draw:style-name="gr22" draw:text-style-name="P3" draw:layer="layout" svg:width="7.893cm" svg:height="0.963cm" svg:x="3.034cm" svg:y="18.514cm">
          <draw:text-box>
            <text:p>A6E2_LambdaSorting.cpp</text:p>
          </draw:text-box>
        </draw:frame>
        <draw:frame draw:style-name="gr5" draw:layer="layout" svg:width="23.4cm" svg:height="3cm" svg:x="2.2cm" svg:y="9cm">
          <draw:text-box>
            <text:p><text:span text:style-name="T1">vector</text:span><text:span text:style-name="T2">&lt; </text:span><text:span text:style-name="T1">pair</text:span><text:span text:style-name="T2">&lt;</text:span><text:span text:style-name="T3">int</text:span><text:span text:style-name="T2">, </text:span><text:span text:style-name="T3">int</text:span><text:span text:style-name="T2">&gt; &gt; myList { {44,4}, {99,9}, {11,1}, {44,12}, {33,44}, {44, 80} };</text:span></text:p>
            <text:p/>
            <text:p><text:span text:style-name="T3">auto</text:span><text:span text:style-name="T2"> sortFunc = ???;</text:span></text:p>
            <text:p/>
            <text:p>sort(myList.begin(), myList.end(), sortFunc );</text:p>
          </draw:text-box>
        </draw:frame>
        <draw:frame draw:style-name="gr22" draw:text-style-name="P3" draw:layer="layout" svg:width="12.377cm" svg:height="0.963cm" svg:x="3.023cm" svg:y="14.037cm">
          <draw:text-box>
            <text:p>(11,1) (33,44) (44,4) (44,12) (44,80) (99,9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trongly typed Enums</text:p>
          </draw:text-box>
        </draw:frame>
        <draw:frame draw:style-name="gr23" draw:text-style-name="P5" draw:layer="layout" svg:width="11.809cm" svg:height="4.066cm" svg:x="1.8cm" svg:y="11.334cm">
          <draw:text-box>
            <text:p text:style-name="P4">A7_Enums.cpp: In function ‘int main()’:</text:p>
            <text:p text:style-name="P4">A7_Enums.cpp:11:15: error: redeclaration of ‘red’</text:p>
            <text:p text:style-name="P4"><text:s text:c="3"/>enum Color{ red, blue };</text:p>
            <text:p text:style-name="P4"><text:s text:c="15"/>^</text:p>
            <text:p text:style-name="P4">A7_Enums.cpp:10:31: note: previous declaration ‘main()::Alert red’ enum Alert { green, yellow, red };</text:p>
          </draw:text-box>
        </draw:frame>
        <draw:frame draw:style-name="gr24" draw:layer="layout" svg:width="12cm" svg:height="1.263cm" svg:x="1.6cm" svg:y="9.341cm">
          <draw:text-box>
            <text:p><text:span text:style-name="T2"><text:s text:c="2"/></text:span><text:span text:style-name="T3">enum</text:span><text:span text:style-name="T2"> Alert { </text:span><text:span text:style-name="T11">green</text:span><text:span text:style-name="T2">, </text:span><text:span text:style-name="T11">yellow</text:span><text:span text:style-name="T2">, </text:span><text:span text:style-name="T11">red</text:span><text:span text:style-name="T2"> };</text:span></text:p>
            <text:p><text:span text:style-name="T2"><text:s text:c="2"/></text:span><text:span text:style-name="T3">enum</text:span><text:span text:style-name="T2"> Color{ </text:span><text:span text:style-name="T11">red</text:span><text:span text:style-name="T2">, </text:span><text:span text:style-name="T11">blue</text:span><text:span text:style-name="T2"> };</text:span></text:p>
          </draw:text-box>
        </draw:frame>
        <draw:frame draw:style-name="gr4" draw:layer="layout" svg:width="12cm" svg:height="0.962cm" svg:x="1.6cm" svg:y="8.172cm">
          <draw:text-box>
            <text:p>C++03</text:p>
          </draw:text-box>
        </draw:frame>
        <draw:frame draw:style-name="gr4" draw:layer="layout" svg:width="12cm" svg:height="0.962cm" svg:x="14.2cm" svg:y="8.172cm">
          <draw:text-box>
            <text:p>C++11</text:p>
          </draw:text-box>
        </draw:frame>
        <draw:frame draw:style-name="gr25" draw:layer="layout" svg:width="12cm" svg:height="5.8cm" svg:x="14.2cm" svg:y="9.334cm">
          <draw:text-box>
            <text:p><text:span text:style-name="T2"><text:s text:c="2"/></text:span><text:span text:style-name="T3">enum</text:span><text:span text:style-name="T2"> </text:span><text:span text:style-name="T3">class</text:span><text:span text:style-name="T2"> Alert { </text:span><text:span text:style-name="T11">green</text:span><text:span text:style-name="T2">, </text:span><text:span text:style-name="T11">yellow</text:span><text:span text:style-name="T2">, </text:span><text:span text:style-name="T11">red</text:span><text:span text:style-name="T2"> };</text:span></text:p>
            <text:p><text:span text:style-name="T2"><text:s text:c="2"/></text:span><text:span text:style-name="T3">enum</text:span><text:span text:style-name="T2"> </text:span><text:span text:style-name="T3">class</text:span><text:span text:style-name="T2"> Color : </text:span><text:span text:style-name="T3">int</text:span><text:span text:style-name="T2">{ </text:span><text:span text:style-name="T11">red</text:span><text:span text:style-name="T2">, </text:span><text:span text:style-name="T11">blue</text:span><text:span text:style-name="T2"> };</text:span></text:p>
            <text:p/>
            <text:p><text:span text:style-name="T2"><text:s text:c="2"/></text:span><text:span text:style-name="T2">Color c = Color::</text:span><text:span text:style-name="T11">blue</text:span><text:span text:style-name="T2">; </text:span><text:span text:style-name="T7">//ok</text:span></text:p>
            <text:p><text:span text:style-name="T2"><text:s text:c="2"/></text:span><text:span text:style-name="T7">// int ci = c; // Error: <text:s/>error: cannot convert ‘Color’ to ‘int’ in initialization</text:span></text:p>
            <text:p><text:span text:style-name="T2"><text:s text:c="2"/></text:span><text:span text:style-name="T3">int</text:span><text:span text:style-name="T2"> ci = </text:span><text:span text:style-name="T3">static_cast</text:span><text:span text:style-name="T2">&lt;</text:span><text:span text:style-name="T3">int</text:span><text:span text:style-name="T2">&gt;(c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lasses and Objects</text:p>
          </draw:text-box>
        </draw:frame>
        <draw:frame presentation:style-name="pr2" draw:layer="layout" svg:width="25.199cm" svg:height="14.2cm" svg:x="1.4cm" svg:y="4.8cm" presentation:class="outline" presentation:user-transformed="true">
          <draw:text-box>
            <text:list text:style-name="L2">
              <text:list-item>
                <text:p>Constructor Deleg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legating Constructor</text:p>
          </draw:text-box>
        </draw:frame>
        <draw:frame draw:style-name="gr26" draw:layer="layout" svg:width="21cm" svg:height="10.747cm" svg:x="4cm" svg:y="7.853cm">
          <draw:text-box>
            <text:p><text:span text:style-name="T3">class</text:span><text:span text:style-name="T2"> </text:span><text:span text:style-name="T1">MyClass</text:span><text:span text:style-name="T2"> {</text:span></text:p>
            <text:p><text:span text:style-name="T3">public</text:span><text:span text:style-name="T2">:</text:span></text:p>
            <text:p><text:span text:style-name="T2"><text:s text:c="2"/></text:span><text:span text:style-name="T6">MyClass</text:span><text:span text:style-name="T2">( </text:span><text:span text:style-name="T3">int</text:span><text:span text:style-name="T2"> a, </text:span><text:span text:style-name="T1">string</text:span><text:span text:style-name="T2"> b ) {} <text:s text:c="7"/></text:span><text:span text:style-name="T7">// 1: The real constructor.</text:span></text:p>
            <text:p/>
            <text:p><text:span text:style-name="T2"><text:s text:c="2"/></text:span><text:span text:style-name="T6">MyClass</text:span><text:span text:style-name="T2">(): MyClass(1, </text:span><text:span text:style-name="T4">"Eins"</text:span><text:span text:style-name="T2">) {} <text:s text:c="4"/></text:span><text:span text:style-name="T7">// 2: Will call 1</text:span></text:p>
            <text:p/>
            <text:p><text:span text:style-name="T2"><text:s text:c="2"/></text:span><text:span text:style-name="T6">MyClass</text:span><text:span text:style-name="T2">( </text:span><text:span text:style-name="T3">double</text:span><text:span text:style-name="T2"> a): MyClass( </text:span><text:span text:style-name="T3">int</text:span><text:span text:style-name="T2">(a), </text:span><text:span text:style-name="T4">"A"</text:span><text:span text:style-name="T2"> ) {} </text:span><text:span text:style-name="T7">// 3: Will call 1</text:span></text:p>
            <text:p/>
            <text:p><text:span text:style-name="T2"><text:s text:c="2"/></text:span><text:span text:style-name="T6">MyClass</text:span><text:span text:style-name="T2">( </text:span><text:span text:style-name="T3">char</text:span><text:span text:style-name="T2"> a): MyClass(</text:span><text:span text:style-name="T3">int</text:span><text:span text:style-name="T2">(1)) {} </text:span><text:span text:style-name="T7">// 4: Ill formed, will call 5</text:span></text:p>
            <text:p><text:span text:style-name="T2"><text:s text:c="2"/></text:span><text:span text:style-name="T6">MyClass</text:span><text:span text:style-name="T2">( </text:span><text:span text:style-name="T3">int</text:span><text:span text:style-name="T2"> a): MyClass(</text:span><text:span text:style-name="T4">'a'</text:span><text:span text:style-name="T2">) {} <text:s text:c="4"/></text:span><text:span text:style-name="T7">// 5: Ill formed, will call 4</text:span></text:p>
            <text:p/>
            <text:p><text:span text:style-name="T3">private</text:span><text:span text:style-name="T2">:</text:span></text:p>
            <text:p>};</text:p>
            <text:p/>
            <text:p><text:span text:style-name="T3">int</text:span><text:span text:style-name="T2"> </text:span><text:span text:style-name="T6">main</text:span><text:span text:style-name="T2">()</text:span></text:p>
            <text:p>{</text:p>
            <text:p><text:span text:style-name="T2"><text:s text:c="2"/></text:span><text:span text:style-name="T1">MyClass</text:span><text:span text:style-name="T2"> mc(</text:span><text:span text:style-name="T3">int</text:span><text:span text:style-name="T2">(8)); </text:span><text:span text:style-name="T7">// With gcc 5.4, this will create a segfault!</text:span></text:p>
            <text:p><text:span text:style-name="T2"><text:s text:c="2"/></text:span><text:span text:style-name="T7">// Clang will create an error: clang <text:s/>-std=c++14 B1_ConstructorDelegation.cpp</text:span></text:p>
            <text:p/>
            <text:p><text:span text:style-name="T2"><text:s text:c="2"/></text:span><text:span text:style-name="T3">return</text:span><text:span text:style-name="T2"> 0;</text:span></text:p>
            <text:p>}</text:p>
          </draw:text-box>
        </draw:frame>
        <draw:frame draw:style-name="gr4" draw:layer="layout" svg:width="21cm" svg:height="0.962cm" svg:x="4cm" svg:y="6.638cm">
          <draw:text-box>
            <text:p>C++11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onstructor Inheritance</text:p>
          </draw:text-box>
        </draw:frame>
        <draw:frame draw:style-name="gr27" draw:layer="layout" svg:width="9.017cm" svg:height="7.979cm" svg:x="4.783cm" svg:y="5.421cm">
          <draw:text-box>
            <text:p><text:span text:style-name="T3">class</text:span><text:span text:style-name="T2"> </text:span><text:span text:style-name="T1">Base</text:span><text:span text:style-name="T2"> {</text:span></text:p>
            <text:p><text:span text:style-name="T3">public</text:span><text:span text:style-name="T2">:</text:span></text:p>
            <text:p><text:span text:style-name="T2"><text:s text:c="2"/></text:span><text:span text:style-name="T3">virtual</text:span><text:span text:style-name="T2"> </text:span><text:span text:style-name="T6">~Base</text:span><text:span text:style-name="T2">() {}</text:span></text:p>
            <text:p/>
            <text:p><text:span text:style-name="T2"><text:s text:c="2"/></text:span><text:span text:style-name="T6">Base</text:span><text:span text:style-name="T2">( </text:span><text:span text:style-name="T3">int</text:span><text:span text:style-name="T2"> i ): </text:span><text:span text:style-name="T5">m_i</text:span><text:span text:style-name="T2">(i) {}</text:span></text:p>
            <text:p/>
            <text:p><text:span text:style-name="T3">private</text:span><text:span text:style-name="T2">:</text:span></text:p>
            <text:p><text:span text:style-name="T2"><text:s text:c="2"/></text:span><text:span text:style-name="T3">int</text:span><text:span text:style-name="T2"> </text:span><text:span text:style-name="T5">m_i</text:span><text:span text:style-name="T2">;</text:span></text:p>
            <text:p>};</text:p>
            <text:p/>
            <text:p><text:span text:style-name="T3">class</text:span><text:span text:style-name="T2"> </text:span><text:span text:style-name="T1">Derived</text:span><text:span text:style-name="T2">: </text:span><text:span text:style-name="T3">public</text:span><text:span text:style-name="T2"> </text:span><text:span text:style-name="T1">Base</text:span><text:span text:style-name="T2"> {</text:span></text:p>
            <text:p><text:span text:style-name="T3">public</text:span><text:span text:style-name="T2">:</text:span></text:p>
            <text:p><text:span text:style-name="T2"><text:s text:c="2"/></text:span><text:span text:style-name="T6">Derived</text:span><text:span text:style-name="T2">( </text:span><text:span text:style-name="T3">int</text:span><text:span text:style-name="T2"> i ): Base(i) {}</text:span></text:p>
            <text:p/>
            <text:p>};</text:p>
          </draw:text-box>
        </draw:frame>
        <draw:frame draw:style-name="gr28" draw:layer="layout" svg:width="9.084cm" svg:height="8cm" svg:x="14.716cm" svg:y="5.4cm">
          <draw:text-box>
            <text:p><text:span text:style-name="T3">class</text:span><text:span text:style-name="T2"> </text:span><text:span text:style-name="T1">Base</text:span><text:span text:style-name="T2"> {</text:span></text:p>
            <text:p><text:span text:style-name="T3">public</text:span><text:span text:style-name="T2">:</text:span></text:p>
            <text:p><text:span text:style-name="T2"><text:s text:c="2"/></text:span><text:span text:style-name="T3">virtual</text:span><text:span text:style-name="T2"> </text:span><text:span text:style-name="T6">~Base</text:span><text:span text:style-name="T2">() {}</text:span></text:p>
            <text:p/>
            <text:p><text:span text:style-name="T2"><text:s text:c="2"/></text:span><text:span text:style-name="T6">Base</text:span><text:span text:style-name="T2">( </text:span><text:span text:style-name="T3">int</text:span><text:span text:style-name="T2"> i ): </text:span><text:span text:style-name="T5">m_i</text:span><text:span text:style-name="T2">(i) {}</text:span></text:p>
            <text:p/>
            <text:p><text:span text:style-name="T3">private</text:span><text:span text:style-name="T2">:</text:span></text:p>
            <text:p><text:span text:style-name="T2"><text:s text:c="2"/></text:span><text:span text:style-name="T3">int</text:span><text:span text:style-name="T2"> </text:span><text:span text:style-name="T5">m_i</text:span><text:span text:style-name="T2">;</text:span></text:p>
            <text:p>};</text:p>
            <text:p/>
            <text:p><text:span text:style-name="T3">class</text:span><text:span text:style-name="T2"> </text:span><text:span text:style-name="T1">Derived</text:span><text:span text:style-name="T2">: </text:span><text:span text:style-name="T3">public</text:span><text:span text:style-name="T2"> </text:span><text:span text:style-name="T1">Base</text:span><text:span text:style-name="T2"> {</text:span></text:p>
            <text:p><text:span text:style-name="T3">public</text:span><text:span text:style-name="T2">:</text:span></text:p>
            <text:p><text:span text:style-name="T2"><text:s text:c="2"/></text:span><text:span text:style-name="T3">using</text:span><text:span text:style-name="T2"> </text:span><text:span text:style-name="T1">Base</text:span><text:span text:style-name="T2">::Base;</text:span></text:p>
            <text:p/>
            <text:p>};</text:p>
          </draw:text-box>
        </draw:frame>
        <draw:frame draw:style-name="gr4" draw:layer="layout" svg:width="9cm" svg:height="0.962cm" svg:x="14.734cm" svg:y="4.2cm">
          <draw:text-box>
            <text:p>C++11</text:p>
          </draw:text-box>
        </draw:frame>
        <draw:frame draw:style-name="gr4" draw:layer="layout" svg:width="9cm" svg:height="0.962cm" svg:x="4.8cm" svg:y="4.238cm">
          <draw:text-box>
            <text:p>C++03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onstructor Inheritance - Warning</text:p>
          </draw:text-box>
        </draw:frame>
        <draw:frame draw:style-name="gr29" draw:layer="layout" svg:width="11.094cm" svg:height="9.179cm" svg:x="2.2cm" svg:y="5.8cm">
          <draw:text-box>
            <text:p><text:span text:style-name="T3">class</text:span><text:span text:style-name="T2"> </text:span><text:span text:style-name="T1">Base</text:span><text:span text:style-name="T2"> {</text:span></text:p>
            <text:p><text:span text:style-name="T3">public</text:span><text:span text:style-name="T2">:</text:span></text:p>
            <text:p><text:span text:style-name="T2"><text:s text:c="2"/></text:span><text:span text:style-name="T3">virtual</text:span><text:span text:style-name="T2"> </text:span><text:span text:style-name="T6">~Base</text:span><text:span text:style-name="T2">() {}</text:span></text:p>
            <text:p/>
            <text:p><text:span text:style-name="T2"><text:s text:c="2"/></text:span><text:span text:style-name="T6">Base</text:span><text:span text:style-name="T2">( </text:span><text:span text:style-name="T3">int</text:span><text:span text:style-name="T2"> i ): </text:span><text:span text:style-name="T5">m_i</text:span><text:span text:style-name="T2">(i) {}</text:span></text:p>
            <text:p/>
            <text:p><text:span text:style-name="T3">private</text:span><text:span text:style-name="T2">:</text:span></text:p>
            <text:p><text:span text:style-name="T2"><text:s text:c="2"/></text:span><text:span text:style-name="T3">int</text:span><text:span text:style-name="T2"> </text:span><text:span text:style-name="T5">m_i</text:span><text:span text:style-name="T2">;</text:span></text:p>
            <text:p>};</text:p>
            <text:p/>
            <text:p><text:span text:style-name="T3">class</text:span><text:span text:style-name="T2"> </text:span><text:span text:style-name="T1">Derived</text:span><text:span text:style-name="T2">: </text:span><text:span text:style-name="T3">public</text:span><text:span text:style-name="T2"> </text:span><text:span text:style-name="T1">Base</text:span><text:span text:style-name="T2"> {</text:span></text:p>
            <text:p><text:span text:style-name="T3">public</text:span><text:span text:style-name="T2">:</text:span></text:p>
            <text:p><text:span text:style-name="T2"><text:s text:c="2"/></text:span><text:span text:style-name="T3">using</text:span><text:span text:style-name="T2"> </text:span><text:span text:style-name="T1">Base</text:span><text:span text:style-name="T2">::Base;</text:span></text:p>
            <text:p/>
            <text:p><text:span text:style-name="T3">private</text:span><text:span text:style-name="T2">:</text:span></text:p>
            <text:p><text:span text:style-name="T2"><text:s text:c="2"/></text:span><text:span text:style-name="T3">bool</text:span><text:span text:style-name="T2"> </text:span><text:span text:style-name="T5">m_more</text:span><text:span text:style-name="T2">; </text:span><text:span text:style-name="T7">// Urgs, not initialized!</text:span></text:p>
            <text:p>};</text:p>
          </draw:text-box>
        </draw:frame>
        <draw:frame draw:style-name="gr30" draw:layer="layout" svg:width="11.403cm" svg:height="12.843cm" svg:x="14.2cm" svg:y="5.8cm">
          <draw:text-box>
            <text:p><text:span text:style-name="T3">class</text:span><text:span text:style-name="T2"> </text:span><text:span text:style-name="T1">Base1</text:span><text:span text:style-name="T2"> {</text:span></text:p>
            <text:p><text:span text:style-name="T3">public</text:span><text:span text:style-name="T2">:</text:span></text:p>
            <text:p><text:span text:style-name="T2"><text:s text:c="2"/></text:span><text:span text:style-name="T3">virtual</text:span><text:span text:style-name="T2"> </text:span><text:span text:style-name="T6">~Base1</text:span><text:span text:style-name="T2">() {}</text:span></text:p>
            <text:p><text:span text:style-name="T2"><text:s text:c="2"/></text:span><text:span text:style-name="T6">Base1</text:span><text:span text:style-name="T2">( </text:span><text:span text:style-name="T3">int</text:span><text:span text:style-name="T2"> i ): </text:span><text:span text:style-name="T5">m_i</text:span><text:span text:style-name="T2">(i) {}</text:span></text:p>
            <text:p><text:span text:style-name="T3">private</text:span><text:span text:style-name="T2">:</text:span></text:p>
            <text:p><text:span text:style-name="T2"><text:s text:c="2"/></text:span><text:span text:style-name="T3">int</text:span><text:span text:style-name="T2"> </text:span><text:span text:style-name="T5">m_i</text:span><text:span text:style-name="T2">;</text:span></text:p>
            <text:p>};</text:p>
            <text:p/>
            <text:p><text:span text:style-name="T3">class</text:span><text:span text:style-name="T2"> </text:span><text:span text:style-name="T1">Base2</text:span><text:span text:style-name="T2"> {</text:span></text:p>
            <text:p><text:span text:style-name="T3">public</text:span><text:span text:style-name="T2">:</text:span></text:p>
            <text:p><text:span text:style-name="T2"><text:s text:c="2"/></text:span><text:span text:style-name="T3">virtual</text:span><text:span text:style-name="T2"> </text:span><text:span text:style-name="T6">~Base2</text:span><text:span text:style-name="T2">() {}</text:span></text:p>
            <text:p><text:span text:style-name="T2"><text:s text:c="2"/></text:span><text:span text:style-name="T6">Base2</text:span><text:span text:style-name="T2">( </text:span><text:span text:style-name="T3">int</text:span><text:span text:style-name="T2"> i ): </text:span><text:span text:style-name="T5">m_i</text:span><text:span text:style-name="T2">(i) {}</text:span></text:p>
            <text:p><text:span text:style-name="T3">private</text:span><text:span text:style-name="T2">:</text:span></text:p>
            <text:p><text:span text:style-name="T2"><text:s text:c="2"/></text:span><text:span text:style-name="T3">int</text:span><text:span text:style-name="T2"> </text:span><text:span text:style-name="T5">m_i</text:span><text:span text:style-name="T2">;</text:span></text:p>
            <text:p>};</text:p>
            <text:p/>
            <text:p><text:span text:style-name="T3">class</text:span><text:span text:style-name="T2"> </text:span><text:span text:style-name="T1">Derived</text:span><text:span text:style-name="T2">: </text:span><text:span text:style-name="T3">public</text:span><text:span text:style-name="T2"> </text:span><text:span text:style-name="T1">Base1</text:span><text:span text:style-name="T2">, </text:span><text:span text:style-name="T3">public</text:span><text:span text:style-name="T2"> </text:span><text:span text:style-name="T1">Base2</text:span><text:span text:style-name="T2"> {</text:span></text:p>
            <text:p><text:span text:style-name="T3">public</text:span><text:span text:style-name="T2">:</text:span></text:p>
            <text:p><text:span text:style-name="T2"><text:s text:c="2"/></text:span><text:span text:style-name="T3">using</text:span><text:span text:style-name="T2"> </text:span><text:span text:style-name="T1">Base1</text:span><text:span text:style-name="T2">::Base1;</text:span></text:p>
            <text:p><text:span text:style-name="T2"><text:s text:c="2"/></text:span><text:span text:style-name="T3">using</text:span><text:span text:style-name="T2"> </text:span><text:span text:style-name="T1">Base2</text:span><text:span text:style-name="T2">::Base2;</text:span></text:p>
            <text:p/>
            <text:p><text:span text:style-name="T2"><text:s text:c="2"/></text:span><text:span text:style-name="T7">// We have to make this explicit here.</text:span></text:p>
            <text:p><text:span text:style-name="T2"><text:s text:c="2"/></text:span><text:span text:style-name="T6">Derived</text:span><text:span text:style-name="T2">(</text:span><text:span text:style-name="T3">int</text:span><text:span text:style-name="T2"> v): Base1(v), Base2(v) {}</text:span></text:p>
            <text:p>};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ect Initialization of Class Members</text:p>
          </draw:text-box>
        </draw:frame>
        <draw:frame draw:style-name="gr31" draw:layer="layout" svg:width="18.225cm" svg:height="10.667cm" svg:x="4.6cm" svg:y="6.8cm">
          <draw:text-box>
            <text:p><text:span text:style-name="T3">class</text:span><text:span text:style-name="T2"> </text:span><text:span text:style-name="T1">BetterCpp14MyClass</text:span></text:p>
            <text:p>{</text:p>
            <text:p><text:span text:style-name="T3">public</text:span><text:span text:style-name="T2">:</text:span></text:p>
            <text:p><text:span text:style-name="T2"><text:s text:c="2"/></text:span><text:span text:style-name="T6">BetterCpp14MyClass</text:span><text:span text:style-name="T2">( </text:span><text:span text:style-name="T3">int</text:span><text:span text:style-name="T2"> value ): </text:span><text:span text:style-name="T5">m_myValue</text:span><text:span text:style-name="T2">(value) {}</text:span></text:p>
            <text:p><text:span text:style-name="T2"><text:s text:c="2"/></text:span><text:span text:style-name="T6">BetterCpp14MyClass</text:span><text:span text:style-name="T2">( </text:span><text:span text:style-name="T3">double</text:span><text:span text:style-name="T2"> value ): </text:span><text:span text:style-name="T5">m_myValue</text:span><text:span text:style-name="T2">(</text:span><text:span text:style-name="T3">int</text:span><text:span text:style-name="T2">(value)) {}</text:span></text:p>
            <text:p/>
            <text:p><text:span text:style-name="T2"><text:s text:c="2"/></text:span><text:span text:style-name="T3">int</text:span><text:span text:style-name="T2"> </text:span><text:span text:style-name="T6">getValue</text:span><text:span text:style-name="T2">() {</text:span></text:p>
            <text:p><text:span text:style-name="T2"><text:s text:c="4"/></text:span><text:span text:style-name="T3">if</text:span><text:span text:style-name="T2"> (!</text:span><text:span text:style-name="T5">m_isCalculated</text:span><text:span text:style-name="T2">) {</text:span></text:p>
            <text:p><text:span text:style-name="T2"><text:s text:c="6"/></text:span><text:span text:style-name="T5">m_myValue</text:span><text:span text:style-name="T2"> += 534;</text:span></text:p>
            <text:p><text:span text:style-name="T2"><text:s text:c="6"/></text:span><text:span text:style-name="T5">m_isCalculated</text:span><text:span text:style-name="T2"> = </text:span><text:span text:style-name="T3">true</text:span><text:span text:style-name="T2">;</text:span></text:p>
            <text:p><text:s text:c="4"/>}</text:p>
            <text:p><text:span text:style-name="T2"><text:s text:c="4"/></text:span><text:span text:style-name="T3">return</text:span><text:span text:style-name="T2"> </text:span><text:span text:style-name="T5">m_myValue</text:span><text:span text:style-name="T2">;</text:span></text:p>
            <text:p><text:s text:c="2"/>}</text:p>
            <text:p/>
            <text:p><text:span text:style-name="T3">private</text:span><text:span text:style-name="T2">:</text:span></text:p>
            <text:p><text:span text:style-name="T2"><text:s text:c="2"/></text:span><text:span text:style-name="T3">int</text:span><text:span text:style-name="T2"> </text:span><text:span text:style-name="T5">m_myValue</text:span><text:span text:style-name="T2">;</text:span></text:p>
            <text:p/>
            <text:p><text:span text:style-name="T2"><text:s text:c="2"/></text:span><text:span text:style-name="T3">bool</text:span><text:span text:style-name="T2"> </text:span><text:span text:style-name="T5">m_isCalculated</text:span><text:span text:style-name="T2"> = </text:span><text:span text:style-name="T3">false</text:span><text:span text:style-name="T2">;</text:span></text:p>
            <text:p>};</text:p>
          </draw:text-box>
        </draw:frame>
        <draw:frame draw:style-name="gr4" draw:layer="layout" svg:width="18.2cm" svg:height="0.962cm" svg:x="4.6cm" svg:y="5.6cm">
          <draw:text-box>
            <text:p>C++11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lass: Default / Delete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onstexpr</text:p>
          </draw:text-box>
        </draw:frame>
        <draw:frame presentation:style-name="pr2" draw:layer="layout" svg:width="25.199cm" svg:height="14.2cm" svg:x="1.4cm" svg:y="4.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Move Semantic</text:p>
          </draw:text-box>
        </draw:frame>
        <draw:frame presentation:style-name="pr2" draw:layer="layout" svg:width="25.199cm" svg:height="14.2cm" svg:x="1.4cm" svg:y="4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erfect Forwarding</text:p>
          </draw:text-box>
        </draw:frame>
        <draw:frame presentation:style-name="pr2" draw:layer="layout" svg:width="25.199cm" svg:height="14.2cm" svg:x="1.4cm" svg:y="4.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Variadic Templates</text:p>
          </draw:text-box>
        </draw:frame>
        <draw:frame presentation:style-name="pr2" draw:layer="layout" svg:width="25.199cm" svg:height="14.2cm" svg:x="1.4cm" svg:y="4.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tatic_assert</text:p>
          </draw:text-box>
        </draw:frame>
        <draw:frame presentation:style-name="pr2" draw:layer="layout" svg:width="25.199cm" svg:height="14.2cm" svg:x="1.4cm" svg:y="4.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none" draw:stroke-dash="Dashed_20__28_var_29__20_4" draw:fill="solid" draw:fill-color="#e6e6ff" draw:fill-gradient-name="Gradient_20_7" draw:fill-hatch-name="Hatching_20_1" draw:fill-image-name="Bitmap_20_1" draw:fill-image-width="0cm" draw:fill-image-height="0cm" fo:min-height="5.55cm"/>
      <style:paragraph-properties style:text-autospace="none"/>
      <style:text-properties style:font-name="Monospace" fo:font-family="Monospace" style:font-pitch="fixed" fo:font-size="12pt" style:font-name-asian="Monospace" style:font-family-asian="Monospace" style:font-pitch-asian="fixed" style:font-size-asian="10pt" style:font-name-complex="Monospace" style:font-family-complex="Monospace" style:font-pitch-complex="fixed" style:font-size-complex="10pt"/>
    </style:style>
    <style:style style:name="Code_20_HEading" style:display-name="Code HEading" style:family="graphic" style:parent-style-name="standard">
      <style:graphic-properties draw:stroke="none" draw:stroke-dash="Dashed_20__28_var_29__20_4" svg:stroke-color="#000000" draw:fill="solid" draw:fill-color="#e6e6ff" draw:fill-gradient-name="Gradient_20_7" draw:fill-hatch-name="Hatching_20_1" draw:fill-image-name="Bitmap_20_1" draw:fill-image-width="0cm" draw:fill-image-height="0cm" draw:auto-grow-height="true" draw:auto-grow-width="false" fo:max-height="0cm" fo:min-height="0cm"/>
      <style:paragraph-properties>
        <style:tab-stops/>
      </style:paragraph-properties>
      <style:text-properties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4.2cm" svg:x="1.4cm" svg:y="4.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Steckmann</meta:initial-creator>
    <meta:creation-date>2017-03-02T09:16:57.143080950</meta:creation-date>
    <dc:date>2017-03-02T17:15:55.697224141</dc:date>
    <dc:creator>Sven Steckmann</dc:creator>
    <meta:editing-duration>PT1H31M11S</meta:editing-duration>
    <meta:editing-cycles>17</meta:editing-cycles>
    <meta:generator>LibreOffice/5.1.4.2$Linux_X86_64 LibreOffice_project/10m0$Build-2</meta:generator>
    <meta:document-statistic meta:object-count="168"/>
  </office:meta>
</office:document-meta>
</file>